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automatic-styles>
    <style:style style:name="P1" style:family="paragraph" style:parent-style-name="Header">
      <style:text-properties officeooo:paragraph-rsid="001c6a3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officeooo:rsid="001c6a31" officeooo:paragraph-rsid="001c6a31" style:font-size-asian="20pt" style:font-size-complex="20pt"/>
    </style:style>
    <style:style style:name="P4" style:family="paragraph" style:parent-style-name="Standard">
      <style:paragraph-properties fo:text-align="justify" style:justify-single-word="false"/>
      <style:text-properties fo:font-size="20pt" officeooo:rsid="001de496" officeooo:paragraph-rsid="001de496" style:font-size-asian="20pt" style:font-size-complex="20pt"/>
    </style:style>
    <style:style style:name="P5" style:family="paragraph" style:parent-style-name="Standard">
      <style:paragraph-properties fo:text-align="justify" style:justify-single-word="false"/>
      <style:text-properties fo:font-size="15pt" officeooo:rsid="001de496" officeooo:paragraph-rsid="001de496" style:font-size-asian="13.1000003814697pt" style:font-size-complex="15pt"/>
    </style:style>
    <style:style style:name="P6" style:family="paragraph" style:parent-style-name="Header">
      <style:text-properties officeooo:rsid="001c6a31" officeooo:paragraph-rsid="001c6a31"/>
    </style:style>
    <style:style style:name="P7" style:family="paragraph" style:parent-style-name="Standard">
      <style:paragraph-properties fo:text-align="justify" style:justify-single-word="false"/>
      <style:text-properties fo:font-size="15pt" officeooo:rsid="001de496" officeooo:paragraph-rsid="001de496" style:font-size-asian="13.1000003814697pt" style:font-size-complex="15pt"/>
    </style:style>
    <style:style style:name="P8" style:family="paragraph" style:parent-style-name="Standard">
      <style:paragraph-properties fo:text-align="justify" style:justify-single-word="false"/>
      <style:text-properties fo:font-size="18pt" officeooo:rsid="001de496" officeooo:paragraph-rsid="001de496" style:font-size-asian="18pt" style:font-size-complex="18pt"/>
    </style:style>
    <style:style style:name="P9" style:family="paragraph" style:parent-style-name="Standard">
      <style:paragraph-properties fo:text-align="justify" style:justify-single-word="false"/>
      <style:text-properties fo:font-size="18pt" officeooo:rsid="00216f0a" officeooo:paragraph-rsid="001de496" style:font-size-asian="18pt" style:font-size-complex="18pt"/>
    </style:style>
    <style:style style:name="T1" style:family="text">
      <style:text-properties officeooo:rsid="001c6a31"/>
    </style:style>
    <style:style style:name="T2" style:family="text">
      <style:text-properties officeooo:rsid="001fd0bd"/>
    </style:style>
    <style:style style:name="T3" style:family="text">
      <style:text-properties officeooo:rsid="00216f0a"/>
    </style:style>
    <style:style style:name="T4" style:family="text">
      <style:text-properties fo:font-variant="normal" fo:text-transform="none" style:font-name="gg sans" fo:font-size="12pt" fo:letter-spacing="normal" fo:font-style="normal" fo:font-weight="normal" loext:padding="0cm" loext:border="none"/>
    </style:style>
    <style:style style:name="T5" style:family="text">
      <style:text-properties fo:font-variant="normal" fo:text-transform="none" style:font-name="gg sans" fo:font-size="12pt" fo:letter-spacing="normal" fo:font-style="normal" fo:font-weight="normal" officeooo:rsid="00216f0a" loext:padding="0cm" loext:border="none"/>
    </style:style>
    <style:style style:name="T6" style:family="text">
      <style:text-properties fo:font-variant="normal" fo:text-transform="none" style:font-name="gg sans" fo:letter-spacing="normal" fo:font-style="normal" fo:font-weight="normal" loext:padding="0cm" loext:border="none"/>
    </style:style>
    <style:style style:name="T7" style:family="text">
      <style:text-properties fo:font-variant="normal" fo:text-transform="none" style:font-name="gg sans" fo:letter-spacing="normal" fo:font-style="normal" fo:font-weight="normal" officeooo:rsid="00216f0a"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apport de la SAÉ S1.01 </text:p>
      <text:p text:style-name="P3"/>
      <text:p text:style-name="P4">Répartition du travail : </text:p>
      <text:p text:style-name="P4"/>
      <text:p text:style-name="P8"><text:span text:style-name="T6">Samuel : Affichage et Frontend Samuel a principalement travaillé sur l’interface visuelle du jeu, en se concentrant sur l’affichage du damier ainsi que le code HTML et CSS associé. Il a rencontré plusieurs difficultés techniques, notamment en ce qui concerne l’alternance des couleurs du damier. La gestion de cet aspect nécessitait une attention particulière pour garantir un rendu visuel correct. De plus, Samuel a travaillé sur l’affichage des images des pièces d'échecs, en utilisant la fonction nav.AllowDownload(). Il a été confronté à un défi majeur, à savoir que cette fonction n'affichait les images que grâce à une boucle while, un comportement qui a nécessité une réflexion approfondie pour trouver une solution adéquat</text:span><text:span text:style-name="T7">e.</text:span></text:p>
      <text:p text:style-name="P5"/>
      <text:p text:style-name="P8"><text:span text:style-name="T6">Ludovic : Fonctionnalités et Formulaire Ludovic a pris en charge le développement du formulaire et des fonctionnalités liées aux règles du jeu d’échecs. Il a notamment travaillé sur l'implémentation du temps de jeu, la gestion des concepts tels que l’échec et l’échec et mat. Un des principaux défis qu’il a rencontrés a été de </text:span><text:soft-page-break/><text:span text:style-name="T6">se familiariser avec la library Navigator, qu’il n’utilisait pas de manière habituelle. Cela lui a posé des difficultés pour récupérer les coups des joueurs à partir du formulaire. De plus, Ludovic dépendait du code d'Alexis pour avancer sur les types de coups spéciaux, mais cette dépendance a retardé son avancement, car Alexis était lui-même bloqué à ce moment-là.</text:span></text:p>
      <text:p text:style-name="P5"/>
      <text:p text:style-name="P9"><text:span text:style-name="T6">Alexis : Logique du jeu et Sauvegarde Alexis s'est concentré sur la gestion de la logique du jeu, en particulier sur la vérification de la légalité des coups des pièces, ainsi que la mise en œuvre des déplacements permettant d’interagir avec le navigateur. Il a également développé le système de sauvegarde des parties, une fonctionnalité complexe qui lui a posé des difficultés importantes, car il n’avait pas de solution évidente à mettre en place. Une fois cette fonctionnalité lancée, Alexis s’est attaqué à la promotion du pion, une tâche pour laquelle il n’a pas rencontré de problème majeur. Enfin, il a entrepris d’implémenter le système de timer pour le jeu, une tâche qui est restée inachevée en raison de la complexité du code nécessai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1c6a31"/>
    </style:style>
    <style:style style:name="MP2" style:family="paragraph" style:parent-style-name="Header">
      <style:text-properties officeooo:rsid="001c6a31" officeooo:paragraph-rsid="001c6a31"/>
    </style:style>
    <style:style style:name="MT1" style:family="text">
      <style:text-properties officeooo:rsid="001c6a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text:page-number><text:tab/><text:span text:style-name="MT1">Groupe 1B2<text:tab/>Établissement : I.U.T de Lens</text:span></text:p>
        <text:p text:style-name="MP1"><text:tab/><text:tab/><text:span text:style-name="MT1">Département Informatique</text:span></text:p>
        <text:p text:style-name="MP2">Ludovic Thérage</text:p>
        <text:p text:style-name="MP2">Alexis Marcotte</text:p>
        <text:p text:style-name="MP2">Samuel Bonnet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5:00:21.013376672</meta:creation-date>
    <dc:date>2025-01-21T22:43:57.910409037</dc:date>
    <meta:editing-duration>PT1H16M48S</meta:editing-duration>
    <meta:editing-cycles>4</meta:editing-cycles>
    <meta:generator>LibreOffice/24.2.6.2$Linux_X86_64 LibreOffice_project/420$Build-2</meta:generator>
    <meta:document-statistic meta:table-count="0" meta:image-count="0" meta:object-count="0" meta:page-count="2" meta:paragraph-count="10" meta:word-count="373" meta:character-count="2337" meta:non-whitespace-character-count="1969"/>
  </office:meta>
</office:document-meta>
</file>